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8.961cm" fo:margin-left="2.365cm" fo:margin-right="5.673cm" table:align="margins"/>
    </style:style>
    <style:style style:name="Tabelle1.A" style:family="table-column">
      <style:table-column-properties style:column-width="8.959cm" style:rel-column-width="5080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8.961cm" fo:margin-left="2.365cm" fo:margin-right="5.673cm" table:align="margins"/>
    </style:style>
    <style:style style:name="Tabelle2.A" style:family="table-column">
      <style:table-column-properties style:column-width="8.959cm" style:rel-column-width="5080*"/>
    </style:style>
    <style:style style:name="Tabelle2.A1" style:family="table-cell">
      <style:table-cell-properties fo:padding="0.097cm" fo:border="0.002cm solid #000000"/>
    </style:style>
    <style:style style:name="Tabelle3" style:family="table">
      <style:table-properties style:width="15.61cm" fo:margin-left="1.36cm" fo:margin-right="0.028cm" table:align="margins"/>
    </style:style>
    <style:style style:name="Tabelle3.A" style:family="table-column">
      <style:table-column-properties style:column-width="15.603cm" style:rel-column-width="8845*"/>
    </style:style>
    <style:style style:name="Tabelle3.A1" style:family="table-cell">
      <style:table-cell-properties fo:padding="0.097cm" fo:border="0.002cm solid #000000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 style:list-style-name="L3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Text_20_body" style:list-style-name="L4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Text_20_body" style:list-style-name="L5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." style:num-format="1">
        <style:list-level-properties text:min-label-distance="0.381cm"/>
      </text:list-level-style-number>
      <text:list-level-style-number text:level="2" text:style-name="Numbering_20_Symbols" style:num-suffix="." style:num-format="1" text:display-levels="2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ttles of Antargis – Architecture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1.Source structure<text:tab/>2</text:p>
          <text:p text:style-name="P2">1.1.Global structure of the sources<text:tab/>2</text:p>
        </text:index-body>
      </text:table-of-content>
      <text:p text:style-name="Text_20_body"/>
      <text:p text:style-name="Text_20_body"/>
      <text:h text:style-name="P3" text:outline-level="1">Source structure</text:h>
      <text:h text:style-name="Heading_20_2" text:outline-level="2">Global structure of the sources</text:h>
      <text:p text:style-name="P4">The source-code of the game can be split into the following parts:</text:p>
      <text:list text:style-name="L2">
        <text:list-item>
          <text:p text:style-name="P5">GUI-library</text:p>
          <text:list>
            <text:list-item>
              <text:p text:style-name="P5">The GUI-library named libantargisgui is placed in gui/src and is buildable and runnable without the rest of the game. It can be based on both SDL and OpenGL.</text:p>
            </text:list-item>
          </text:list>
        </text:list-item>
        <text:list-item>
          <text:p text:style-name="P5">3d-engine</text:p>
          <text:list>
            <text:list-item>
              <text:p text:style-name="P5">The 3d-engine is placed in the src-directory and is not yet separated from the actual game-engine. It contains functionality for </text:p>
            </text:list-item>
          </text:list>
        </text:list-item>
        <text:list-item>
          <text:p text:style-name="P5">game-engine (src/*)</text:p>
        </text:list-item>
        <text:list-item>
          <text:p text:style-name="P5">game-scripts (ruby/*)</text:p>
        </text:list-item>
        <text:list-item>
          <text:p text:style-name="P5">level-scripts (data/levels)</text:p>
        </text:list-item>
        <text:list-item>
          <text:p text:style-name="P5">client/server-code (server/*)</text:p>
        </text:list-item>
      </text:list>
      <text:p text:style-name="P4">Not included in this are the XML-based files for:</text:p>
      <text:list text:style-name="L3">
        <text:list-item>
          <text:p text:style-name="P6">GUI-layouts (data/gui/)</text:p>
        </text:list-item>
        <text:list-item>
          <text:p text:style-name="P6">level-design (terrain-painting and entity positioning) (data/levels)</text:p>
        </text:list-item>
        <text:list-item>
          <text:p text:style-name="P6">campaign-design (data/campaigns)</text:p>
        </text:list-item>
      </text:list>
      <text:p text:style-name="P4"/>
      <text:h text:style-name="P7" text:outline-level="2">GUI-Library</text:h>
      <text:p text:style-name="P4">The basic layout BoAs GUI-library is based upon is “stolen” from Paragui, Qt and MatzeB's GUI for lincity-ng. For the beginning here's a short overview of design elements:</text:p>
      <text:list text:style-name="L4">
        <text:list-item>
          <text:p text:style-name="P8">event-handling</text:p>
        </text:list-item>
        <text:list-item>
          <text:p text:style-name="P8">widgets</text:p>
        </text:list-item>
        <text:list-item>
          <text:p text:style-name="P8">windows (not widgets)</text:p>
        </text:list-item>
        <text:list-item>
          <text:p text:style-name="P8">layout-elements</text:p>
        </text:list-item>
      </text:list>
      <text:h text:style-name="P9" text:outline-level="3">Event handling</text:h>
      <text:p text:style-name="P4">Event handling is done with a very simplified implementation. At first sigc++ was used. But this caused many problems with swig. So a simpler way, with less template-usage was to be found. The implementation of event-handling or message-passing can be found in ag_messageobject.h. The base-class for objects, that want to send signals and catch events, is AGMessageObject. Nearly all of AntGUI's objects are derived from that.</text:p>
      <text:p text:style-name="P4">The basic idea goes like this:</text:p>
      <text:list text:style-name="L5">
        <text:list-item>
          <text:p text:style-name="P10">There's an AGEvent-class. All event-types are derived from it or simply use an instance of this. It contains a 2d-vector, a pointer to the underlying SDL-event (maybe 0), <text:s/>a Name and a pointer the AGMessageObject, that called the event.</text:p>
        </text:list-item>
        <text:list-item>
          <text:p text:style-name="P10">There's an AGSignal-class. This one is instantiated within an AGMessageObject:</text:p>
        </text:list-item>
      </text:lis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">class MyObject:public AGMessageObject</text:p>
            <text:p text:style-name="P11">{</text:p>
            <text:p text:style-name="P11"><text:s text:c="2"/>public:</text:p>
            <text:p text:style-name="P11"><text:s text:c="2"/>AGSignal sigClick;</text:p>
            <text:p text:style-name="P11">};</text:p>
            <text:p text:style-name="P11"/>
            <text:p text:style-name="P11">MyObject::MyObject():</text:p>
            <text:p text:style-name="P11"><text:s text:c="2"/>sigClick(“sigClick”,this)</text:p>
            <text:p text:style-name="P11"/>
          </table:table-cell>
        </table:table-row>
      </table:table>
      <text:p text:style-name="Text_20_body"/>
      <text:list text:style-name="L6">
        <text:list-item>
          <text:p text:style-name="P12">The AGSignal should be initialized, so that it can send name and sender correctly.</text:p>
        </text:list-item>
        <text:list-item>
          <text:p text:style-name="P12">if you want to catch such a signal, you have to add a function like this:</text:p>
        </text:list-item>
      </text:lis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1">class MyNewObject:public AGMessageObject</text:p>
            <text:p text:style-name="P11">{</text:p>
            <text:p text:style-name="P11"><text:s text:c="2"/>public:</text:p>
            <text:p text:style-name="P11"><text:s text:c="2"/>bool eventClicked(AGEvent *pEvent);</text:p>
            <text:p text:style-name="P11">};</text:p>
          </table:table-cell>
        </table:table-row>
      </table:table>
      <text:list text:style-name="L7">
        <text:list-item>
          <text:p text:style-name="P13">This event-Handler must return a boolean, which says, if the event is eaten, i.e. it shouldn't be processed anymore (=true), or it's not process by MyNewObject and should be process further.</text:p>
        </text:list-item>
        <text:list-item>
          <text:p text:style-name="P13">Now you want to connect a signal to an event, that goes like this:</text:p>
        </text:list-item>
      </text:lis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1">MyNewObject::MyNewObject()</text:p>
            <text:p text:style-name="P11">{</text:p>
            <text:p text:style-name="P11"><text:s text:c="2"/>someObject.sigClick.connect(slot(this,&amp;MyNewObject::eventClicked));</text:p>
            <text:p text:style-name="P11">}</text:p>
          </table:table-cell>
        </table:table-row>
      </table:table>
      <text:p text:style-name="Text_20_body"/>
      <text:p text:style-name="Text_20_body"/>
      <text:p text:style-name="Text_20_body"/>
      <text:p text:style-name="Text_20_body">The event-handling in ruby is a little different from this. (=&gt;FIXM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suffix="." style:num-format="1">
        <style:list-level-properties text:min-label-distance="0.381cm"/>
      </text:outline-level-style>
      <text:outline-level-style text:level="2" text:style-name="Numbering_20_Symbols" style:num-suffix=".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04T10:18:05</meta:creation-date>
    <dc:date>2006-08-04T13:30:49</dc:date>
    <dc:language>en-US</dc:language>
    <meta:editing-cycles>14</meta:editing-cycles>
    <meta:editing-duration>PT59M2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51" meta:word-count="425" meta:character-count="2601"/>
  </office:meta>
</office:document-meta>
</file>